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paragraph-properties fo:text-align="start" style:justify-single-word="false" fo:padding="0cm" fo:border="none"/>
    </style:style>
    <style:style style:name="P3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style:font-name="Calibri" fo:font-size="10pt" style:font-size-asian="10pt" style:font-size-complex="10pt"/>
    </style:style>
    <style:style style:name="P4" style:family="paragraph" style:parent-style-name="Standard">
      <style:text-properties fo:color="#000000" style:font-name="Calibri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style:font-name="Calibri" fo:font-size="12pt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style:font-name="Calibri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Calibri" fo:font-size="10pt" style:font-size-asian="10pt" style:font-size-complex="10pt"/>
    </style:style>
    <style:style style:name="T1" style:family="text">
      <style:text-properties fo:font-variant="normal" fo:text-transform="none" fo:color="#222222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222222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222222" style:font-name="Calibri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222222" style:font-name="Calibri" fo:letter-spacing="normal" fo:font-style="normal" fo:font-weight="normal"/>
    </style:style>
    <style:style style:name="T5" style:family="text">
      <style:text-properties fo:font-variant="normal" fo:text-transform="none" fo:color="#1155cc" style:font-name="Arial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color="#1155cc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1155cc" style:font-name="Calibri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1155cc" style:font-name="Calibri" fo:letter-spacing="normal" fo:font-style="normal" fo:font-weight="normal"/>
    </style:style>
    <style:style style:name="T9" style:family="text">
      <style:text-properties fo:font-variant="normal" fo:text-transform="none" fo:color="#666666" style:font-name="Arial1" fo:font-size="8.25pt" fo:letter-spacing="normal" fo:font-style="normal" fo:font-weight="normal"/>
    </style:style>
    <style:style style:name="T10" style:family="text">
      <style:text-properties fo:font-variant="normal" fo:text-transform="none" fo:color="#666666" fo:font-size="8.25pt" fo:letter-spacing="normal" fo:font-style="normal" fo:font-weight="normal"/>
    </style:style>
    <style:style style:name="T11" style:family="text">
      <style:text-properties fo:font-variant="normal" fo:text-transform="none" fo:color="#666666" style:font-name="Calibri" fo:font-size="8.25pt" fo:letter-spacing="normal" fo:font-style="normal" fo:font-weight="normal"/>
    </style:style>
    <style:style style:name="T12" style:family="text">
      <style:text-properties fo:font-variant="normal" fo:text-transform="none" fo:color="#666666" style:font-name="Calibri" fo:letter-spacing="normal" fo:font-style="normal" fo:font-weight="normal"/>
    </style:style>
    <style:style style:name="T13" style:family="text">
      <style:text-properties fo:font-variant="normal" fo:text-transform="none" fo:color="#666666" style:font-name="Calibri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666666" fo:letter-spacing="normal" fo:font-style="normal" fo:font-weight="normal"/>
    </style:style>
    <style:style style:name="T15" style:family="text">
      <style:text-properties fo:font-variant="normal" fo:text-transform="none" style:font-name="Calibri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style:font-name="Calibri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color="#000000" style:font-name="Calibri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000000" style:font-name="Calibri" fo:letter-spacing="normal" fo:font-style="normal" fo:font-weight="normal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fo:color="#666666"/>
    </style:style>
    <style:style style:name="T22" style:family="text">
      <style:text-properties fo:color="#666666" fo:font-size="8.25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Calibri"/>
    </style:style>
    <style:style style:name="T25" style:family="text">
      <style:text-properties style:font-name="Calibri" fo:font-size="10pt" style:font-size-asian="10pt" style:font-size-complex="10pt"/>
    </style:style>
    <style:style style:name="T26" style:family="text">
      <style:text-properties fo:color="#000000"/>
    </style:style>
    <style:style style:name="T27" style:family="text">
      <style:text-properties fo:color="#000000"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Referências</text:p>
      <text:p text:style-name="P4"/>
      <text:p text:style-name="P4"/>
      <text:p text:style-name="P4"/>
      <text:p text:style-name="P1"><text:span text:style-name="T18">Denise Bandeira da Silva</text:span><text:span text:style-name="T27"><text:line-break/></text:span><text:a xlink:type="simple" xlink:href="mailto:bandeira@unisinos.br"><text:span text:style-name="T18">bandeira@unisinos.br</text:span></text:a><text:span text:style-name="T27"><text:line-break/></text:span><text:span text:style-name="T18">Av. Unisinos, 950. São Leopoldo / RS.</text:span><text:span text:style-name="T27"><text:line-break/></text:span><text:span text:style-name="T18">CEP 90220-000</text:span><text:span text:style-name="T27"> </text:span></text:p>
      <text:p text:style-name="P6"><text:a xlink:type="simple" xlink:href="http://lattes.cnpq.br/2738749341256188"><text:span text:style-name="T18"/></text:a></text:p>
      <text:p text:style-name="P6"><text:a xlink:type="simple" xlink:href="http://lattes.cnpq.br/2738749341256188"><text:span text:style-name="T19">http://lattes.cnpq.br/2738749341256188</text:span></text:a></text:p>
      <text:p text:style-name="P8"><text:span text:style-name="T17"/></text:p>
      <text:p text:style-name="P8"/>
      <text:p text:style-name="P8"/>
      <text:p text:style-name="P8"/>
      <text:p text:style-name="P8">Ana Paula Ludtke Ferreira</text:p>
      <text:p text:style-name="P7"><text:a xlink:type="simple" xlink:href="mailto:ana.ferreira@unipampa.edu.br"><text:span text:style-name="T18">ana.ferreira@unipampa.edu.br</text:span></text:a><text:span text:style-name="T27"><text:line-break/></text:span><text:span text:style-name="T18">Rua Travessa 45, nº 1650</text:span><text:span text:style-name="T27"><text:line-break/></text:span><text:span text:style-name="T18">Bairro Malafaia, Bagé / RS</text:span><text:span text:style-name="T27"><text:line-break/></text:span><text:span text:style-name="T18">CEP 96413-170</text:span><text:span text:style-name="T27"> </text:span></text:p>
      <text:p text:style-name="P8"/>
      <text:p text:style-name="P3"><text:a xlink:type="simple" xlink:href="http://lattes.cnpq.br/7596917589143251"><text:span text:style-name="T26">http://lattes.cnpq.br/7596917589143251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8T11:28:41.79</meta:creation-date>
    <dc:date>2012-03-01T22:23:00.27</dc:date>
    <meta:editing-duration>PT8M41S</meta:editing-duration>
    <meta:editing-cycles>3</meta:editing-cycles>
    <meta:generator>LibreOffice/3.4$Win32 LibreOffice_project/340m1$Build-103</meta:generator>
    <meta:document-statistic meta:table-count="0" meta:image-count="0" meta:object-count="0" meta:page-count="1" meta:paragraph-count="0" meta:word-count="34" meta:character-count="305" meta:non-whitespace-character-count="275"/>
  </office:meta>
</office:document-meta>
</file>